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Helvetica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ffffff" loext:opacity="100%" fo:font-size="12pt" fo:background-color="#111111" style:font-size-asian="12pt" style:font-size-complex="12pt"/>
    </style:style>
    <style:style style:name="P2" style:family="paragraph" style:parent-style-name="Preformatted_20_Text">
      <style:text-properties fo:font-size="14pt" style:font-size-asian="14pt" style:font-size-complex="14pt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itle">
      <style:text-properties fo:language="en" fo:country="US"/>
    </style:style>
    <style:style style:name="T1" style:family="text">
      <style:text-properties officeooo:rsid="001d29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hat <text:span text:style-name="T1">I</text:span>s <text:span text:style-name="T1">V</text:span>ersion <text:span text:style-name="T1">C</text:span>ontrol <text:span text:style-name="T1">A</text:span>nd <text:span text:style-name="T1">W</text:span>hy <text:span text:style-name="T1">I</text:span>s <text:span text:style-name="T1">I</text:span>t <text:span text:style-name="T1">I</text:span>mportant? - <text:span text:style-name="T1">Ahaka Divine</text:span></text:p>
      <text:p text:style-name="P3">Version control is a systematic approach to tracking and managing changes to a set of files or code over time. It provides a structured way to record, compare, and manage different versions of a project, enabling collaboration and maintaining a history of modifications. One major benefit of version control is that it ensures data integrity and allows multiple people to work on a project concurrently without conflicts. <text:span text:style-name="T1">One other benefit of version control is that in the event that breaking changes have been made or buggy code has been introduced to a codebase, a version control system (or VCS) allows developers to easily track down modifications and changes made to a codebase to figure out when, who and what the bad code was and provides a means to safely revert to a version of the codebase that did not have the bad code.</text:span></text:p>
      <text:h text:style-name="Heading_20_1" text:outline-level="1">Application Example</text:h>
      <text:p text:style-name="P3">Consider a software development project. Without version control, multiple developers working on the same codebase might accidentally overwrite each other's changes, leading to data loss. With version control <text:span text:style-name="T1">systems</text:span>, like Git, <text:span text:style-name="T1">Mercurial or Subversion</text:span>, developers can collaborate seamlessly. For instance, if Developer A wants to create a new feature branch <text:span text:style-name="T1">using the Git version control system</text:span>, they can use the following command:</text:p>
      <text:p text:style-name="P3"/>
      <text:p text:style-name="P1"><text:s/>git checkout -b new-feature </text:p>
      <text:p text:style-name="P2"/>
      <text:p text:style-name="Preformatted_20_Text"/>
      <text:p text:style-name="P3">This command creates a new branch named "new-feature," allowing Developer A to work independently on a new feature while keeping the main codebase intact. Later, when the feature is complete, the changes can be merged back into the main branch, preserving a clear history of modifications and preventing conflicts.</text:p>
      <text:p text:style-name="P3">In summary, version control is vital for maintaining project integrity, enabling collaboration, and efficiently managing code changes. Git, with its extensive command set, is a widely used version control system that empowers developers to work collaboratively and efficiently on software projec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Helvetica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7:35:15.201080735</meta:creation-date>
    <dc:date>2023-09-12T17:52:48.394867122</dc:date>
    <meta:editing-duration>PT17M35S</meta:editing-duration>
    <meta:editing-cycles>1</meta:editing-cycles>
    <meta:document-statistic meta:table-count="0" meta:image-count="0" meta:object-count="0" meta:page-count="1" meta:paragraph-count="7" meta:word-count="313" meta:character-count="1986" meta:non-whitespace-character-count="1678"/>
    <meta:generator>LibreOffice/7.5.2.2$Linux_X86_64 LibreOffice_project/50$Build-2</meta:generator>
  </office:meta>
</office:document-meta>
</file>